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815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БАМБУК ДО САМОГО НЕБА</text:p>
      <text:p text:style-name="Text_20_body"/>
      <text:p text:style-name="Text_20_body"/>
      <text:p text:style-name="Text_20_body">Давно-давно это было.</text:p>
      <text:p text:style-name="Text_20_body">Жили в одной деревне старик и старуха.</text:p>
      <text:p text:style-name="Text_20_body">Как-то раз летним вечером сидят они на веранде своего дома, прохладой дышат.</text:p>
      <text:p text:style-name="Text_20_body">Задремали старики.</text:p>
      <text:p text:style-name="Text_20_body">Вдруг словно кто-то в дверь постучал: тон-тон-тон. Не понять даже, наяву это слышится или во сне.</text:p>
      <text:p text:style-name="Text_20_body">И снова: тон-тон-тон.</text:p>
      <text:p text:style-name="Text_20_body">Проснулась старуха, разбудила старика.</text:p>
      <text:p text:style-name="Text_20_body">— Дед, к нам стучатся. Выйди навстречу гостю.</text:p>
      <text:p text:style-name="Text_20_body">Старик пошёл к передней двери, а старуха из кухонной выглянула. Никого. Видно, почу­дилось. Снова задремали старики.</text:p>
      <text:p text:style-name="Text_20_body">Вдруг опять откуда-то донеслось: тон-тон-тон.</text:p>
      <text:p text:style-name="Text_20_body">— Да ты прислушайся, дед! Стучат-то внизу, под самой половицей.</text:p>
      <text:p text:style-name="Text_20_body">Прислушался старик.</text:p>
      <text:p text:style-name="Text_20_body">— Правда твоя, старуха, пойду-ка я посмотрю.</text:p>
      <text:p text:style-name="Text_20_body">Заглянул он под веранду — и что же видит! Росток молодого бамбука упёрся в половицу и стучит: тон-тонтон.</text:p>
      <text:p text:style-name="Text_20_body">— Ах ты бедняга! Трудно тебе приходится. Расти-то дальше некуда. Ну ничего, я выпу­щу тебя на волю.</text:p>
      <text:p text:style-name="Text_20_body">Прорубил старик дыру в половице и освободил верхушку бамбука. Распрямился моло­дой бамбук. Согрело его солнце, овеял тёплый ветер. Рос бамбук быстро-быстро.</text:p>
      <text:p text:style-name="Text_20_body">Но скоро повстречал он на своём пути новую помеху. И трёх дней не прошло, как моло­дой бамбук снова упёрся — в потолок: тон-тон-тон, тон-тон-тон.</text:p>
      <text:p text:style-name="Text_20_body">— О-о, опять ты просишься на свободу! — смеётся старик. — Погоди, погоди, сейчас я тебе помогу.</text:p>
      <text:p text:style-name="Text_20_body">Прорубил старик дыру в потолке.</text:p>
      <text:p text:style-name="Text_20_body">Но не прошло и двух дней, как снова послышалось: тон-тон-тон.</text:p>
      <text:p text:style-name="Text_20_body">Упёрся молодой бамбук в черепичную кровлю. Не пожалел старик кровли — разобрал черепицу.</text:p>
      <text:p text:style-name="Text_20_body">Теперь над зелёным ростком только синее небо. Всё дальше от земли уходила его вер­хушка. А старик со старухой любовались, как тянется ввысь молодой бамбук, и так радова­<text:soft-page-break/>лись, словно был он их родным сыном.</text:p>
      <text:p text:style-name="Text_20_body">— Смотри, старая, как он вырос. Уж и не видать его верхушки. Скрылась в облаках.</text:p>
      <text:p text:style-name="Text_20_body">— Он теперь, дед, поднялся выше самой высокой горы.</text:p>
      <text:p text:style-name="Text_20_body">Выше горы Фу́дзи вознёсся наш бамбук. Вот узнать бы, докуда он дорос.</text:p>
      <text:p text:style-name="Text_20_body">— А вот завтра, старая, влезу я по его стволу на самую верхушку. Тогда и узнаем.</text:p>
      <text:p text:style-name="Text_20_body">На другое утро поднялись старик со старухой рано-рано. Старуха лепёшек напекла.</text:p>
      <text:p text:style-name="Text_20_body">Подкрепился старик в дорогу. Привязал узелок с лепёшками к поясу. Старуха ему с со­бой крепкую верёвку дала:</text:p>
      <text:p text:style-name="Text_20_body">— Устанешь, дед, так привяжи себя крепко-накрепко к стволу, отдохни немного. А там и опять полезай.</text:p>
      <text:p text:style-name="Text_20_body">— Ну, прощай, старая, жди меня.</text:p>
      <text:p text:style-name="Text_20_body">— Ты смотри, дед, осторожнее. Годы твои немолодые. Ведь недаром говорят: «Обезьяна и та падает с дерева».</text:p>
      <text:p text:style-name="Text_20_body">Вот полез старик кверху по стволу бамбука. Старуха рукой машет на прощанье: возвра­щайся, мол, скорее.</text:p>
      <text:p text:style-name="Text_20_body">Поднялся старик вровень с крышей дома, посмотрел вниз — старуха во весь рот ему улыбается. Поднялся он выше самой высокой сосны во дворе дома, опять вниз глянул, а лицо у старухи стало маленькое-маленькое, как орешек. Лезет старик всё выше, карабкается, уж и жаворонок до него не долетит.</text:p>
      <text:p text:style-name="Text_20_body">А старуха с земли смотрит.</text:p>
      <text:p text:style-name="Text_20_body">Вот старик стал величиной с дыню, вот с баклажан, вот с горошину, вот с кунжутное се­мечко, а там, смотри-ка, и вовсе из глаз пропал.</text:p>
      <text:p text:style-name="Text_20_body">Старик на свой дом с вышины посматривает. Вот стал его дом величиной с дыню, вот с баклажан, вот с горошину, вот с кунжутное семечко — и совсем исчез, словно растаял.</text:p>
      <text:p text:style-name="Text_20_body">Посмотрел старик на небо. Нет, ещё не видать верхушки бамбукового ростка.</text:p>
      <text:p text:style-name="Text_20_body">Верно, долго ещё лезть придётся. Вот снежная вершина Фудзи стал величиной с горо­шинку, вот уже её и совсем не видно. Да что там гора Фудзи! Вся Япония теперь словно ма­ковые зёрнышки — и не разглядишь.</text:p>
      <text:p text:style-name="Text_20_body">Наконец совсем скрылась земля из виду. Вокруг только широкое небо.</text:p>
      <text:p text:style-name="Text_20_body">Привязал старик себя верёвкой к стволу, отдыхает и думает: «Как-то там теперь моя ста­руха? Верно, тревожится обо мне».</text:p>
      <text:p text:style-name="Text_20_body">Но уж не спускаться же вниз, когда залез так высоко! Отдохнул он, собрался с силами и снова полез по стволу.</text:p>
      <text:p text:style-name="Text_20_body">Поглядел вверх — не узнать неба, так переменилось.</text:p>
      <text:p text:style-name="Text_20_body">Были звёзды величиной с кунжутное семечко, а теперь стали крупные, как горошины. Луна была величиной с круглый веер, а теперь большая-большая, как гора Фудзи.</text:p>
      <text:p text:style-name="Text_20_body"><text:soft-page-break/>Видно, дорос бамбук до самой луны. Обрадовался старик. «Хорошо бы, — думает, — в Лунном царстве побывать. Много про него на земле чудесного рассказывают».</text:p>
      <text:p text:style-name="Text_20_body">Наконец добрался он до верхушки молодого ростка.</text:p>
      <text:p text:style-name="Text_20_body">— Утомился я в дороге, — говорит, — и ты, верно, тоже устал, бедный. Вон ведь докуда дорос.</text:p>
      <text:p text:style-name="Text_20_body">В Лунное царство серебряные ворота ведут, а у ворот два зайца на страже стоят.</text:p>
      <text:p text:style-name="Text_20_body">Не раз, когда старик с земли на луну смотрел, казалось ему, что видит он дерево, а под ним зайца с длинными ушами. «Не обманули меня глаза, — думает, — вот они, лунные зай­цы!»</text:p>
      <text:p text:style-name="Text_20_body">Вошёл старик в ворота. За воротами сад. Растут в нем серебряные деревья с жемчужны­ми ветками.</text:p>
      <text:p text:style-name="Text_20_body">А в глубине сада серебряный дворец виднеется. Встретили гостя у входа маленькие звёз­ды и провели в богато убранный чертог. Весь он так и светится.</text:p>
      <text:p text:style-name="Text_20_body">Посадили старика на парчовые подушки, подносят ему разные кушанья, чаем угощают.</text:p>
      <text:p text:style-name="Text_20_body">Вышла к гостю сама Лунная дева. </text:p>
      <text:p text:style-name="Text_20_body">Говорит она старику:</text:p>
      <text:p text:style-name="Text_20_body">— Спасибо тебе, что навестил нас. Все мы тебе рады. Ты добрый человек, позаботился о нашем любимом ростке бамбука. Погости у нас, не торопись домой… Эй, зайцы, звёзды, по­забавьте гостя!</text:p>
      <text:p text:style-name="Text_20_body">Стали зайцы плясать перед стариком. Скачут друг через друга, кувыркаются. Одни в ба­рабан стучат, другие в ладоши прихлопывают, третьи поют:</text:p>
      <text:p text:style-name="P1"><text:tab/><text:tab/>Заяц, заяц, отчего<text:line-break/><text:tab/><text:tab/>У тебя такие уши<text:line-break/><text:tab/><text:tab/>Длинные, длинные,<text:line-break/><text:tab/><text:tab/>Словно листья у бамбука?<text:line-break/><text:tab/><text:tab/>Бам-бам-бам, бум-бум-бум.</text:p>
      <text:p text:style-name="P1"><text:tab/><text:tab/>Оттого что в детстве мама<text:line-break/><text:tab/><text:tab/>За уши меня тянула,<text:line-break/><text:tab/><text:tab/>Стали уши у меня<text:line-break/><text:tab/><text:tab/>Длинные, длинные,<text:line-break/><text:tab/><text:tab/>Словно листья у бамбука,<text:line-break/><text:tab/><text:tab/>Бам-бам-бам, бум-бум-бум.</text:p>
      <text:p text:style-name="Text_20_body">Потом звёзды начали кружиться в хороводе и запели звонкими серебряными голосами:</text:p>
      <text:p text:style-name="P1"><text:tab/><text:tab/>Свет-свет-светляки!<text:line-break/><text:tab/><text:tab/>Свет-свет-светляки!<text:line-break/><text:tab/><text:tab/>Если будут вас ловить.<text:line-break/><text:tab/><text:tab/>Прилетайте к нам сюда.</text:p>
      <text:p text:style-name="Text_20_body">Смотрит старик, слушает. Незаметно время летит, на земле уже вечер близок.</text:p>
      <text:p text:style-name="Text_20_body"><text:soft-page-break/>И тут вспомнил старик о своей старухе. Верно, ждёт она не дождётся. Пора и домой.</text:p>
      <text:p text:style-name="Text_20_body">Простился старик с Лунной девой, простился со звёздами, а зайцы его до самых ворот проводили.</text:p>
      <text:p text:style-name="Text_20_body">Спускаться-то скорей, чем подниматься.</text:p>
      <text:p text:style-name="Text_20_body">Вот звёзды стали маленькими-маленькими и скоро совсем из виду пропали, а внизу зем­ля показалась. Сперва была она с маковое зёрнышко, а потом стала как орешек, а потом — как баклажан, а потом — как большая дыня. Вот её уж и глазом не измерить. Гора Фудзи вы­сится большая-большая. А вот и родная деревня! Вот уж и дом старика виден.</text:p>
      <text:p text:style-name="Text_20_body">Спустился старик до самой своей крыши и зовёт:</text:p>
      <text:p text:style-name="Text_20_body">— Старуха, а старуха, выходи-ка меня встречать!</text:p>
      <text:p text:style-name="Text_20_body">А старуха с самого утра ждёт, места себе не находит. Всё на небо поглядывает, даже шею заломило. Под вечер пошла домой ужин варить, но на голос старика бегом из дверей выбежала:</text:p>
      <text:p text:style-name="Text_20_body">— Наконец-то вернулся! Вот радость! А у меня как раз ужин поспел. Ну, рассказывай, где побывал, что видел.</text:p>
      <text:p text:style-name="Text_20_body">— А видел я, старая, чудеса. Наш-то бамбук до самого неба дорос! Вот ты послушай…</text:p>
      <text:p text:style-name="Text_20_body">Поужинал старик. Трубку покуривает и старухе рассказывает про Лунное царство.</text:p>
      <text:p text:style-name="Text_20_body">Удивляется старуха:</text:p>
      <text:p text:style-name="Text_20_body">— И правда чудеса! Нет, старик, уж ты как себе хочешь, а завтра возьми меня с собой на небо. Посмотрю и я, как звёзды пляшут.</text:p>
      <text:p text:style-name="Text_20_body">Пожалел старик старуху. Не много она в жизни радостей видела. Пусть хоть напоследок в Лунном царстве побывает.</text:p>
      <text:p text:style-name="Text_20_body">Вот на другое утро встали оба рано-рано. Старуха по деревьям лазать не умеет.</text:p>
      <text:p text:style-name="Text_20_body">Посадил её старик в большой мешок.</text:p>
      <text:p text:style-name="Text_20_body">— Только помни, старуха: ты меня ни о чём по дороге не спрашивай. Я мешок в зубах буду держать. Если раскрою рот, беда случится! Полетишь ты камнем вниз, и костей не со­берёшь.</text:p>
      <text:p text:style-name="Text_20_body">— Не бойся, старый, ни о чём тебя не буду спрашивать, словечка не скажу. Буду молч­ком сидеть в мешке до самого Лунного царства.</text:p>
      <text:p text:style-name="Text_20_body">Взял старик мешок в зубы — они у него были ещё крепкие — и полез вверх по стволу бамбука.</text:p>
      <text:p text:style-name="Text_20_body">Вот поднялся старик выше своего дома, выше самой высокой сосны в саду. Стал его дом не больше дыни, а там с баклажан, а потом с горошину. Стал маленьким-маленьким, как кун­жутное семечко, и совсем из глаз скрылся.</text:p>
      <text:p text:style-name="Text_20_body">Высока снежная гора Фудзи, а теперь кажется не больше орешка. Много времени не прошло, глянул вниз старик, а уж вся Япония — маковые зёрнышки. И совсем в тумане рас­таяла. Передохнул старик и снова полез вверх.</text:p>
      <text:p text:style-name="Text_20_body"><text:soft-page-break/>Старухе в мешке ничего не видно. Была она словоохотлива. Надоело ей молчком сидеть. Но ведь старик приказал рта не раскрывать. Приказывать-то легко, а каково выполнить?</text:p>
      <text:p text:style-name="Text_20_body">Лезет вверх старик, карабкается по стволу.</text:p>
      <text:p text:style-name="Text_20_body">Были звёзды не больше кунжутного семечка, а теперь стали величиной с дыню. Луна — что большая гора.</text:p>
      <text:p text:style-name="Text_20_body">Тут начала было старуха:</text:p>
      <text:p text:style-name="Text_20_body">— Эй, послу… — да на полуслове спохватилась. Немного времени прошло, она опять:</text:p>
      <text:p text:style-name="Text_20_body">— Эй, послушай, дед… — да вовремя рукой себе рот зажала.</text:p>
      <text:p text:style-name="Text_20_body">Чуть-чуть было старик не откликнулся, но, к счастью, промолчал.</text:p>
      <text:p text:style-name="Text_20_body">А старухе всё больше не терпится:</text:p>
      <text:p text:style-name="Text_20_body">— Эй, старик, далеко ещё?</text:p>
      <text:p text:style-name="Text_20_body">Старик в ответ мычит:</text:p>
      <text:p text:style-name="Text_20_body">— М-м-м.</text:p>
      <text:p text:style-name="Text_20_body">Слово за слово, разговорилась старуха. Толкует о том о сём и время от времени спраши­вает:</text:p>
      <text:p text:style-name="Text_20_body">— Ну что, старик, далеко ли ещё до луны? Скоро ли мы там будем? А что, виден уже се­ребряный дворец?</text:p>
      <text:p text:style-name="Text_20_body">Вот уж Лунное царство так близко — рукой подать.</text:p>
      <text:p text:style-name="Text_20_body">— Ну что, старик, долго ли ещё мне ждать? В мешке темно, душно…</text:p>
      <text:p text:style-name="Text_20_body">Вот наконец серебряные ворота показались.</text:p>
      <text:p text:style-name="Text_20_body">— Эй, старик, да когда же ты, наконец, доберёшься до неба?</text:p>
      <text:p text:style-name="Text_20_body">У старика с языка и сорвись:</text:p>
      <text:p text:style-name="Text_20_body">— Уже добрался.</text:p>
      <text:p text:style-name="Text_20_body">Только старик открыл рот, как при первом же его слове полетел мешок вниз. Вот он стал не больше дыни, вот уж он меньше баклажана, вот величиной с горошину, вот с маковое зёр­нышко — и совсем из глаз пропал.</text:p>
      <text:p text:style-name="Text_20_body">Выбежали звёзды и зайцы деду навстречу. Сама Лунная дева к нему вышла. Но не захо­тел старик один в Лунном царстве веселиться и начал быстро-быстро спускаться вниз.</text:p>
      <text:p text:style-name="Text_20_body">Слез он с бамбука на землю и кричит:</text:p>
      <text:p text:style-name="Text_20_body">— Эй, старуха! Вот я и домой вернулся.</text:p>
      <text:p text:style-name="Text_20_body">Никто не отвечает. Никто не выбежал ему навстречу. Нет нигде старухи — ни дома, ни в саду.</text:p>
      <text:p text:style-name="Text_20_body">Заплакал старик. Сел один ужинать.</text:p>
      <text:p text:style-name="Text_20_body">Ночью проснулся он и слышит, словно кто-то стучится в двери и ставни.</text:p>
      <text:p text:style-name="Text_20_body"><text:soft-page-break/>Спрашивает старик спросонок:</text:p>
      <text:p text:style-name="Text_20_body">— Где ты, старуха?</text:p>
      <text:p text:style-name="Text_20_body">«Тут, тут, — слышится ему, — тут, тут».</text:p>
      <text:p text:style-name="Text_20_body">Обратилась старуха в лёгкий ветерок.</text:p>
      <text:p text:style-name="Text_20_body">Хлопочет ветерок в саду, сухие листья в сторону сгребает, бельё сушит — и всё шепчет, шепчет без умолку.</text:p>
      <text:p text:style-name="Text_20_body">Прислушается старик и слова различает:</text:p>
      <text:p text:style-name="Text_20_body">«Эй, дед, как живёшь? Хорош-ш-шо ли рис у тебя сварился?‥»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align="justify" style:justify-single-word="false" fo:text-indent="0.80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4.2$Linux_X86_64 LibreOffice_project/40$Build-2</meta:generator>
    <dc:date>2020-06-20T17:04:03.727869761</dc:date>
    <meta:editing-duration>PT19M44S</meta:editing-duration>
    <meta:editing-cycles>4</meta:editing-cycles>
    <meta:document-statistic meta:table-count="0" meta:image-count="0" meta:object-count="0" meta:page-count="6" meta:paragraph-count="114" meta:word-count="1578" meta:character-count="9867" meta:non-whitespace-character-count="8314"/>
  </office:meta>
</office:document-meta>
</file>